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5e985" officeooo:paragraph-rsid="0025e985" style:font-size-asian="12pt" style:font-style-asian="normal" style:font-size-complex="12pt" style:font-style-complex="normal"/>
    </style:style>
    <style:style style:name="P2"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3"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45f49" officeooo:paragraph-rsid="00345f49" style:font-size-asian="12pt" style:font-style-asian="normal" style:font-size-complex="12pt" style:font-style-complex="normal"/>
    </style:style>
    <style:style style:name="P5" style:family="paragraph" style:parent-style-name="Text_20_body">
      <style:paragraph-properties fo:margin-top="0.199cm" fo:margin-bottom="0cm" loext:contextual-spacing="false" fo:line-height="150%" fo:text-align="justify" style:justify-single-word="false"/>
    </style:style>
    <style:style style:name="P6" style:family="paragraph" style:parent-style-name="Text_20_body">
      <style:paragraph-properties fo:margin-top="0.199cm" fo:margin-bottom="0cm" loext:contextual-spacing="false" fo:line-height="150%" fo:text-align="justify" style:justify-single-word="false"/>
      <style:text-properties officeooo:paragraph-rsid="0037b01f"/>
    </style:style>
    <style:style style:name="P7" style:family="paragraph" style:parent-style-name="Text_20_body">
      <style:paragraph-properties fo:margin-top="0.199cm" fo:margin-bottom="0cm" loext:contextual-spacing="false" fo:line-height="150%" fo:text-align="justify" style:justify-single-word="false"/>
      <style:text-properties officeooo:rsid="0037b01f" officeooo:paragraph-rsid="0037b01f"/>
    </style:style>
    <style:style style:name="P8" style:family="paragraph" style:parent-style-name="Heading_20_1">
      <style:paragraph-properties fo:margin-top="0.199cm" fo:margin-bottom="0cm" loext:contextual-spacing="false" fo:line-height="150%" fo:text-align="justify" style:justify-single-word="false"/>
      <style:text-properties style:font-name="Times New Roman" fo:font-size="12pt" fo:font-style="normal" officeooo:rsid="00120cca" style:font-size-asian="12pt" style:font-style-asian="normal" style:font-size-complex="12pt" style:font-style-complex="normal"/>
    </style:style>
    <style:style style:name="T1" style:family="text">
      <style:text-properties officeooo:rsid="0014d3ac"/>
    </style:style>
    <style:style style:name="T2" style:family="text">
      <style:text-properties officeooo:rsid="001abd29"/>
    </style:style>
    <style:style style:name="T3" style:family="text">
      <style:text-properties style:font-name="Times New Roman" fo:font-size="12pt" fo:font-style="normal" style:font-size-asian="12pt" style:font-style-asian="normal" style:font-size-complex="12pt" style:font-style-complex="normal"/>
    </style:style>
    <style:style style:name="T4" style:family="text">
      <style:text-properties style:font-name="Times New Roman" fo:font-size="12pt" fo:font-style="normal" officeooo:rsid="001abd29" style:font-size-asian="12pt" style:font-style-asian="normal" style:font-size-complex="12pt" style:font-style-complex="normal"/>
    </style:style>
    <style:style style:name="T5" style:family="text">
      <style:text-properties style:font-name="Times New Roman" fo:font-size="12pt" fo:font-style="normal" officeooo:rsid="001cd17c" style:font-size-asian="12pt" style:font-style-asian="normal" style:font-size-complex="12pt" style:font-style-complex="normal"/>
    </style:style>
    <style:style style:name="T6" style:family="text">
      <style:text-properties style:font-name="Times New Roman" fo:font-size="12pt" fo:font-style="normal" officeooo:rsid="0037b01f" style:font-size-asian="12pt" style:font-style-asian="normal" style:font-size-complex="12pt" style:font-style-complex="normal"/>
    </style:style>
    <style:style style:name="T7" style:family="text">
      <style:text-properties style:font-name="Times New Roman" fo:font-size="12pt" fo:font-style="normal" officeooo:rsid="0035f477" style:font-size-asian="12pt" style:font-style-asian="normal" style:font-size-complex="12pt" style:font-style-complex="normal"/>
    </style:style>
    <style:style style:name="T8" style:family="text">
      <style:text-properties style:font-name="Times New Roman" fo:font-size="12pt" fo:font-style="normal" officeooo:rsid="0014d3ac" style:font-size-asian="12pt" style:font-style-asian="normal" style:font-size-complex="12pt" style:font-style-complex="normal"/>
    </style:style>
    <style:style style:name="T9" style:family="text">
      <style:text-properties officeooo:rsid="0037b01f"/>
    </style:style>
    <style:style style:name="T10" style:family="text">
      <style:text-properties officeooo:rsid="003a120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ETODOLOGÍA</text:h>
      <text:h text:style-name="P3" text:outline-level="2"><text:span text:style-name="T1">METODOLOGÍA</text:span> DE <text:span text:style-name="T1">INVESTIGACIÓN</text:span></text:h>
      <text:p text:style-name="Text_20_body">1metodologia 1.1 investigacion 1.1.1 metodo 1.1.2 tipo</text:p>
      <text:p text:style-name="Text_20_body">1.2 ingenieria 1.2.1metodo 1.2.2 tecnica 1,2,3 herramienta</text:p>
      <text:p text:style-name="P5"><text:span text:style-name="T8"/></text:p>
      <text:p text:style-name="P1">La metodología que se emplea para este proyecto de grado es el método <text:span text:style-name="T10">científico </text:span>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text:p>
      <text:p text:style-name="P4">El método empleado para hacer el desarrollo del sistema de firma digital sera el método ágil <text:span text:style-name="T9">XP.</text:span></text:p>
      <text:h text:style-name="P2" text:outline-level="3">HERRAMIENTA <text:span text:style-name="T2">DE DESARROLLO</text:span></text:h>
      <text:p text:style-name="P7"><text:span text:style-name="T4">P</text:span><text:span text:style-name="T3">ara el desarrollo del sistema se emplea </text:span><text:span text:style-name="T5">Maven, </text:span><text:span text:style-name="T3">que</text:span><text:span text:style-name="T5"> es una herramienta de software para la gestión y construcción de proyectos Java, tiene un modelo de configuración de construcción más simple, basado en un formato XML. Maven utiliza un Project Object Model (POM) para describir el proyecto de software a construir, sus dependencias de otros módulos y componentes externos, y el orden de construcción de los elementos. Viene con objetivos predefinidos para realizar ciertas tareas claramente definidas, como la compilación del código y su empaquetado.</text:span></text:p>
      <text:p text:style-name="P6"><text:span text:style-name="T6">También haremos uso de </text:span><text:span text:style-name="T3">M</text:span><text:span text:style-name="T6">y</text:span><text:span text:style-name="T3">SQL </text:span><text:span text:style-name="T6">que</text:span><text:span text:style-name="T7"> es un sistema de gestión de bases de datos relacional, multihilo y multiusu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4:38.246486667</meta:creation-date>
    <dc:date>2015-06-24T19:31:52.122483176</dc:date>
    <dc:creator>armin </dc:creator>
    <meta:editing-duration>PT17H19M19S</meta:editing-duration>
    <meta:editing-cycles>16</meta:editing-cycles>
    <meta:generator>LibreOffice/4.4.3.2$Linux_X86_64 LibreOffice_project/40m0$Build-2</meta:generator>
    <meta:document-statistic meta:table-count="0" meta:image-count="0" meta:object-count="0" meta:page-count="1" meta:paragraph-count="9" meta:word-count="205" meta:character-count="1340" meta:non-whitespace-character-count="1147"/>
  </office:meta>
</office:document-meta>
</file>